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cm" svg:stroke-color="#99cc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ff" draw:opacity="100%" draw:textarea-horizontal-align="justify" draw:textarea-vertical-align="middle" draw:auto-grow-height="false" fo:min-height="0.492cm" fo:min-width="3.02cm" fo:wrap-option="no-wrap" draw:shadow-opacity="100%"/>
    </style:style>
    <style:style style:name="gr3" style:family="graphic" style:parent-style-name="standard">
      <style:graphic-properties draw:fill-color="#ccccff" draw:opacity="100%" draw:textarea-horizontal-align="justify" draw:textarea-vertical-align="middle" draw:auto-grow-height="false" fo:min-height="0cm" fo:min-width="0cm" fo:wrap-option="no-wrap" draw:shadow-opacity="100%"/>
    </style:style>
    <style:style style:name="gr4" style:family="graphic" style:parent-style-name="standard">
      <style:graphic-properties draw:fill-color="#23b8dc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1cm" svg:stroke-color="#ff9966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0000ff" draw:fill-color="#99ccff" draw:textarea-horizontal-align="center" draw:textarea-vertical-align="middle"/>
    </style:style>
    <style:style style:name="gr7" style:family="graphic" style:parent-style-name="standard">
      <style:graphic-properties draw:fill-color="#198a8a" draw:textarea-horizontal-align="center" draw:textarea-vertical-align="middle"/>
    </style:style>
    <style:style style:name="gr8" style:family="graphic" style:parent-style-name="standard">
      <style:graphic-properties draw:fill-color="#99ccff" draw:textarea-horizontal-align="center" draw:textarea-vertical-align="middle"/>
    </style:style>
    <style:style style:name="gr9" style:family="graphic" style:parent-style-name="standard">
      <style:graphic-properties draw:fill-color="#94bd5e" draw:textarea-horizontal-align="center" draw:textarea-vertical-align="middle"/>
    </style:style>
    <style:style style:name="gr10" style:family="graphic" style:parent-style-name="standard">
      <style:graphic-properties draw:fill-color="#94bd5e" draw:textarea-horizontal-align="center" draw:textarea-vertical-align="middle" draw:shadow="visible" draw:shadow-offset-x="0.2cm" draw:shadow-offset-y="0.2cm" draw:shadow-color="#94bd5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.818cm"/>
    </style:style>
    <style:style style:name="gr12" style:family="graphic" style:parent-style-name="standard">
      <style:graphic-properties svg:stroke-color="#000000" draw:fill-color="#ff9966" draw:textarea-horizontal-align="center" draw:textarea-vertical-align="middle"/>
    </style:style>
    <style:style style:name="gr13" style:family="graphic" style:parent-style-name="standard">
      <style:graphic-properties svg:stroke-color="#0000ff" draw:fill-color="#ffcc99" draw:textarea-horizontal-align="center" draw:textarea-vertical-align="middle"/>
    </style:style>
    <style:style style:name="gr14" style:family="graphic" style:parent-style-name="standard">
      <style:graphic-properties svg:stroke-color="#0000ff" draw:fill-color="#ff9966" draw:textarea-horizontal-align="center" draw:textarea-vertical-align="middle"/>
    </style:style>
    <style:style style:name="gr15" style:family="graphic" style:parent-style-name="standard">
      <style:graphic-properties draw:fill-color="#cc6633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draw:marker-end="Arrow" draw:marker-end-width="0.25cm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draw:marker-end-width="0.25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084cm"/>
    </style:style>
    <style:style style:name="gr19" style:family="graphic" style:parent-style-name="standard">
      <style:graphic-properties draw:fill-color="#cccc00" draw:textarea-horizontal-align="center" draw:textarea-vertical-align="middle" draw:shadow="visible" draw:shadow-offset-x="0.2cm" draw:shadow-offset-y="0.2cm" draw:shadow-color="#cccc00" draw:shadow-opacity="50%"/>
    </style:style>
    <style:style style:name="gr20" style:family="graphic" style:parent-style-name="standard">
      <style:graphic-properties svg:stroke-width="0.075cm" svg:stroke-color="#0000ff" draw:marker-start-width="0.412cm" draw:marker-end="Arrow" draw:marker-end-width="0.3cm" draw:textarea-horizontal-align="center" draw:textarea-vertical-align="middle" fo:padding-top="0.163cm" fo:padding-bottom="0.163cm" fo:padding-left="0.288cm" fo:padding-right="0.288cm"/>
    </style:style>
    <style:style style:name="gr21" style:family="graphic" style:parent-style-name="standard">
      <style:graphic-properties svg:stroke-width="0.075cm" svg:stroke-color="#0000ff" draw:marker-start-width="0.412cm" draw:marker-end="Arrow" draw:marker-end-width="0.3cm" draw:textarea-horizontal-align="center" draw:textarea-vertical-align="middle" fo:padding-top="0.162cm" fo:padding-bottom="0.162cm" fo:padding-left="0.287cm" fo:padding-right="0.287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svg:stroke-width="0.1cm" svg:stroke-color="#198a8a" draw:marker-start-width="0.4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198a8a" draw:marker-start-width="0.45cm" draw:marker-end-width="0.2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354cm"/>
    </style:style>
    <style:style style:name="gr26" style:family="graphic" style:parent-style-name="standard">
      <style:graphic-properties draw:fill-color="#ff6633" draw:textarea-horizontal-align="center" draw:textarea-vertical-align="middle"/>
    </style:style>
    <style:style style:name="gr27" style:family="graphic" style:parent-style-name="standard">
      <style:graphic-properties draw:fill-color="#0099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24cm"/>
    </style:style>
    <style:style style:name="gr29" style:family="graphic" style:parent-style-name="standard">
      <style:graphic-properties svg:stroke-width="0.075cm" svg:stroke-color="#0000ff" draw:marker-start-width="0.412cm" draw:marker-end-width="0.3cm" draw:textarea-horizontal-align="center" draw:textarea-vertical-align="middle" fo:padding-top="0.163cm" fo:padding-bottom="0.163cm" fo:padding-left="0.288cm" fo:padding-right="0.2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2.055cm"/>
    </style:style>
    <style:style style:name="gr31" style:family="graphic" style:parent-style-name="standard">
      <style:graphic-properties draw:stroke="dash" draw:stroke-dash="Ultrafine_20_Dashed" svg:stroke-width="0.1cm" svg:stroke-color="#6633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dash" draw:stroke-dash="Ultrafine_20_Dashed" svg:stroke-width="0.1cm" svg:stroke-color="#663300" draw:marker-start-width="0.4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fill-color="#b3b300" draw:textarea-horizontal-align="center" draw:textarea-vertical-align="middle"/>
    </style:style>
    <style:style style:name="gr34" style:family="graphic" style:parent-style-name="standard">
      <style:graphic-properties draw:fill-color="#b3b300" draw:textarea-horizontal-align="center" draw:textarea-vertical-align="middle" draw:shadow="visible" draw:shadow-offset-x="0.2cm" draw:shadow-offset-y="0.2cm" draw:shadow-color="#b3b300" draw:shadow-opacity="5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71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738cm"/>
    </style:style>
    <style:style style:name="gr37" style:family="graphic" style:parent-style-name="standard">
      <style:graphic-properties draw:fill-color="#ccccff" draw:opacity="100%" draw:textarea-horizontal-align="justify" draw:textarea-vertical-align="middle" draw:auto-grow-height="false" fo:min-height="0.492cm" fo:min-width="4.004cm" fo:wrap-option="no-wrap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ff" draw:opacity="100%"/>
      <style:paragraph-properties fo:text-align="center"/>
      <style:text-properties fo:color="#660066" fo:font-size="10pt" fo:font-weight="bold" style:font-size-asian="18pt" style:font-size-complex="18pt"/>
    </style:style>
    <style:style style:name="P4" style:family="paragraph">
      <loext:graphic-properties draw:fill-color="#23b8dc"/>
      <style:paragraph-properties fo:text-align="center"/>
      <style:text-properties style:font-name="Tahoma1" fo:font-size="9pt" fo:font-weight="bold" style:font-size-asian="18pt" style:font-size-complex="18pt"/>
    </style:style>
    <style:style style:name="P5" style:family="paragraph">
      <loext:graphic-properties draw:fill-color="#99ccff"/>
      <style:paragraph-properties fo:text-align="center"/>
      <style:text-properties fo:color="#0000ff" style:font-name="Tahoma1" fo:font-size="9pt" fo:font-weight="bold" style:font-size-asian="18pt" style:font-size-complex="18pt"/>
    </style:style>
    <style:style style:name="P6" style:family="paragraph">
      <loext:graphic-properties draw:fill-color="#198a8a"/>
      <style:paragraph-properties fo:text-align="center"/>
      <style:text-properties style:font-name="Tahoma1" fo:font-size="9pt" fo:font-weight="bold" style:font-size-asian="18pt" style:font-size-complex="18pt"/>
    </style:style>
    <style:style style:name="P7" style:family="paragraph">
      <loext:graphic-properties draw:fill-color="#99ccff"/>
      <style:paragraph-properties fo:text-align="center"/>
      <style:text-properties style:font-name="Tahoma1" fo:font-size="9pt" fo:font-weight="bold" style:font-size-asian="18pt" style:font-size-complex="18pt"/>
    </style:style>
    <style:style style:name="P8" style:family="paragraph">
      <loext:graphic-properties draw:fill-color="#94bd5e"/>
      <style:paragraph-properties fo:text-align="center"/>
      <style:text-properties style:font-name="Tahoma1" fo:font-size="9pt" fo:font-weight="bold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color="#0000ff" fo:font-size="11pt" fo:font-weight="bold" style:font-size-asian="18pt" style:font-size-complex="18pt"/>
    </style:style>
    <style:style style:name="P10" style:family="paragraph">
      <loext:graphic-properties draw:fill-color="#ff9966"/>
      <style:paragraph-properties fo:text-align="center"/>
      <style:text-properties style:font-name="Tahoma1" fo:font-size="9pt" fo:font-weight="bold" style:font-size-asian="18pt" style:font-size-complex="18pt"/>
    </style:style>
    <style:style style:name="P11" style:family="paragraph">
      <loext:graphic-properties draw:fill-color="#ffcc99"/>
      <style:paragraph-properties fo:text-align="center"/>
      <style:text-properties fo:color="#0000ff" style:font-name="Tahoma1" fo:font-size="9pt" fo:font-weight="bold" style:font-size-asian="18pt" style:font-size-complex="18pt"/>
    </style:style>
    <style:style style:name="P12" style:family="paragraph">
      <loext:graphic-properties draw:fill-color="#ff9966"/>
      <style:paragraph-properties fo:text-align="center"/>
      <style:text-properties fo:color="#0000ff" style:font-name="Tahoma1" fo:font-size="9pt" fo:font-weight="bold" style:font-size-asian="18pt" style:font-size-complex="18pt"/>
    </style:style>
    <style:style style:name="P13" style:family="paragraph">
      <loext:graphic-properties draw:fill-color="#cc6633"/>
      <style:paragraph-properties fo:text-align="center"/>
      <style:text-properties style:font-name="Tahoma1" fo:font-size="9pt" fo:font-weight="bold" style:font-size-asian="18pt" style:font-size-complex="18pt"/>
    </style:style>
    <style:style style:name="P14" style:family="paragraph">
      <loext:graphic-properties draw:fill-color="#cccc00"/>
      <style:paragraph-properties fo:text-align="center"/>
      <style:text-properties style:font-name="Tahoma1" fo:font-size="9pt" fo:font-weight="bold" style:font-size-asian="18pt" style:font-size-complex="18pt"/>
    </style:style>
    <style:style style:name="P15" style:family="paragraph">
      <style:paragraph-properties fo:text-align="start"/>
    </style:style>
    <style:style style:name="P16" style:family="paragraph">
      <loext:graphic-properties draw:fill-color="#ffcc99"/>
      <style:paragraph-properties fo:text-align="start"/>
      <style:text-properties fo:font-size="9pt" fo:font-style="italic" fo:font-weight="normal" style:font-size-asian="18pt" style:font-size-complex="18pt"/>
    </style:style>
    <style:style style:name="P17" style:family="paragraph">
      <loext:graphic-properties draw:fill="none" draw:fill-color="#ffffff"/>
      <style:text-properties fo:font-size="9pt" fo:font-style="italic" style:font-size-asian="18pt" style:font-size-complex="18pt"/>
    </style:style>
    <style:style style:name="P18" style:family="paragraph">
      <loext:graphic-properties draw:fill-color="#ff6633"/>
      <style:paragraph-properties fo:text-align="center"/>
      <style:text-properties style:font-name="Tahoma1" fo:font-size="9pt" fo:font-weight="bold" style:font-size-asian="18pt" style:font-size-complex="18pt"/>
    </style:style>
    <style:style style:name="P19" style:family="paragraph">
      <loext:graphic-properties draw:fill-color="#0099ff"/>
      <style:paragraph-properties fo:text-align="center"/>
      <style:text-properties style:font-name="Tahoma1" fo:font-size="9pt" fo:font-weight="bold" style:font-size-asian="18pt" style:font-size-complex="18pt"/>
    </style:style>
    <style:style style:name="P20" style:family="paragraph">
      <loext:graphic-properties draw:fill="none" draw:fill-color="#ffffff"/>
      <style:text-properties fo:color="#ff9966" fo:font-size="9pt" fo:font-style="italic" style:font-size-asian="18pt" style:font-size-complex="18pt"/>
    </style:style>
    <style:style style:name="P21" style:family="paragraph">
      <loext:graphic-properties draw:fill="none" draw:fill-color="#ffffff"/>
      <style:text-properties fo:color="#663300" fo:font-size="9pt" fo:font-style="italic" style:font-size-asian="18pt" style:font-size-complex="18pt"/>
    </style:style>
    <style:style style:name="P22" style:family="paragraph">
      <loext:graphic-properties draw:fill-color="#b3b300"/>
      <style:paragraph-properties fo:text-align="center"/>
      <style:text-properties style:font-name="Tahoma1" fo:font-size="9pt" fo:font-weight="bold" style:font-size-asian="18pt" style:font-size-complex="18pt"/>
    </style:style>
    <style:style style:name="T1" style:family="text">
      <style:text-properties fo:color="#660066" fo:font-size="10pt" fo:font-weight="bold" style:font-size-asian="18pt" style:font-size-complex="18pt"/>
    </style:style>
    <style:style style:name="T2" style:family="text">
      <style:text-properties style:font-name="Tahoma1" fo:font-size="9pt" fo:font-weight="bold" style:font-size-asian="18pt" style:font-size-complex="18pt"/>
    </style:style>
    <style:style style:name="T3" style:family="text">
      <style:text-properties fo:color="#0000ff" style:font-name="Tahoma1" fo:font-size="9pt" fo:font-weight="bold" style:font-size-asian="18pt" style:font-size-complex="18pt"/>
    </style:style>
    <style:style style:name="T4" style:family="text">
      <style:text-properties fo:color="#0000ff" fo:font-size="11pt" fo:font-weight="bold" style:font-size-asian="18pt" style:font-size-complex="18pt"/>
    </style:style>
    <style:style style:name="T5" style:family="text">
      <style:text-properties fo:font-size="9pt" fo:font-style="italic" fo:font-weight="normal" style:font-size-asian="18pt" style:font-size-complex="18pt"/>
    </style:style>
    <style:style style:name="T6" style:family="text">
      <style:text-properties fo:font-size="9pt" fo:font-style="italic" style:text-underline-style="solid" style:text-underline-width="auto" style:text-underline-color="font-color" fo:font-weight="normal" style:font-size-asian="18pt" style:font-size-complex="18pt"/>
    </style:style>
    <style:style style:name="T7" style:family="text">
      <style:text-properties style:font-name="Liberation Sans2" fo:font-size="9pt" fo:font-style="italic" style:font-name-asian="Liberation Sans2" style:font-size-asian="18pt" style:font-name-complex="Liberation Sans2" style:font-size-complex="18pt"/>
    </style:style>
    <style:style style:name="T8" style:family="text">
      <style:text-properties style:font-name="Liberation Sans" fo:font-size="9pt" fo:font-style="italic" style:font-name-asian="Liberation Sans2" style:font-size-asian="18pt" style:font-name-complex="Liberation Sans2" style:font-size-complex="18pt"/>
    </style:style>
    <style:style style:name="T9" style:family="text">
      <style:text-properties fo:font-size="9pt" fo:font-style="italic" style:font-size-asian="18pt" style:font-size-complex="18pt"/>
    </style:style>
    <style:style style:name="T10" style:family="text">
      <style:text-properties fo:color="#ff9966" fo:font-size="9pt" fo:font-style="italic" style:font-size-asian="18pt" style:font-size-complex="18pt"/>
    </style:style>
    <style:style style:name="T11" style:family="text">
      <style:text-properties fo:color="#663300" fo:font-size="9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bjects hierarchy" draw:style-name="dp1" draw:master-page-name="Default">
        <draw:rect draw:style-name="gr1" draw:text-style-name="P1" draw:layer="layout" svg:width="18.773cm" svg:height="14.432cm" svg:x="1.385cm" svg:y="15.491cm">
          <text:p/>
        </draw:rect>
        <draw:custom-shape draw:style-name="gr2" draw:text-style-name="P3" draw:layer="layout" svg:width="3.8cm" svg:height="0.8cm" svg:x="1.818cm" svg:y="23.744cm">
          <text:p text:style-name="P2"><text:span text:style-name="T1">FMAIEx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1.85cm" svg:y="22.736cm">
          <text:p text:style-name="P2"><text:span text:style-name="T1">FMAIIm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1.817cm" svg:y="21.759cm">
          <text:p text:style-name="P2"><text:span text:style-name="T1">FMAIFactory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4" draw:layer="layout" svg:width="4cm" svg:height="1.4cm" svg:x="9.853cm" svg:y="16.011cm">
          <text:p text:style-name="P2"><text:span text:style-name="T2">NAModule</text:span></text:p>
        </draw:rect>
        <draw:custom-shape draw:style-name="gr3" draw:text-style-name="P3" draw:layer="layout" svg:width="3.8cm" svg:height="0.8cm" svg:x="40.602cm" svg:y="27.807cm">
          <text:p text:style-name="P2"><text:span text:style-name="T1">FMAIPropertie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40.602cm" svg:y="26.779cm">
          <text:p text:style-name="P2"><text:span text:style-name="T1">FMAIExecu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40.602cm" svg:y="25.732cm">
          <text:p text:style-name="P2"><text:span text:style-name="T1">FMAICapabilitie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40.602cm" svg:y="24.686cm">
          <text:p text:style-name="P2"><text:span text:style-name="T1">FMAIScheme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40.602cm" svg:y="23.639cm">
          <text:p text:style-name="P2"><text:span text:style-name="T1">FMAIFolder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40.602cm" svg:y="22.593cm">
          <text:p text:style-name="P2"><text:span text:style-name="T1">FMAIMimetype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40.602cm" svg:y="21.546cm">
          <text:p text:style-name="P2"><text:span text:style-name="T1">FMAIBasenamesTab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40.602cm" svg:y="20.5cm">
          <text:p text:style-name="P2"><text:span text:style-name="T1">FMAIComman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5" draw:text-style-name="P1" draw:layer="layout" svg:width="11.02cm" svg:height="2.047cm" svg:x="36.35cm" svg:y="17.386cm">
          <text:p/>
        </draw:rect>
        <draw:rect draw:style-name="gr6" draw:text-style-name="P5" draw:layer="layout" svg:width="4cm" svg:height="1.4cm" svg:x="28.051cm" svg:y="23.842cm">
          <text:p text:style-name="P2"><text:span text:style-name="T3">FMAObject</text:span></text:p>
        </draw:rect>
        <draw:rect draw:style-name="gr7" draw:text-style-name="P6" draw:layer="layout" svg:width="4cm" svg:height="1.4cm" svg:x="20.7cm" svg:y="17.7cm">
          <text:p text:style-name="P2"><text:span text:style-name="T2">FMAPivot</text:span></text:p>
        </draw:rect>
        <draw:rect draw:style-name="gr8" draw:text-style-name="P7" draw:layer="layout" svg:width="4cm" svg:height="1.4cm" svg:x="4.028cm" svg:y="19.034cm">
          <text:p text:style-name="P2"><text:span text:style-name="T2">FMAGConfProvider</text:span></text:p>
        </draw:rect>
        <draw:rect draw:style-name="gr9" draw:text-style-name="P8" draw:layer="layout" svg:width="4cm" svg:height="1.4cm" svg:x="23cm" svg:y="11cm">
          <text:p text:style-name="P2"><text:span text:style-name="T2">FMAMenuPlugin</text:span></text:p>
        </draw:rect>
        <draw:rect draw:style-name="gr10" draw:text-style-name="P8" draw:layer="layout" svg:width="4cm" svg:height="1.4cm" svg:x="22.9cm" svg:y="6cm">
          <text:p text:style-name="P2"><text:span text:style-name="T2">nautilus-module.c</text:span></text:p>
        </draw:rect>
        <draw:frame draw:style-name="gr11" draw:text-style-name="P9" draw:layer="layout" svg:width="2.907cm" svg:height="1.979cm" svg:x="23.795cm" svg:y="3.719cm">
          <draw:text-box>
            <text:p text:style-name="P2"><text:span text:style-name="T4">File manager</text:span></text:p>
            <text:p text:style-name="P2"><text:span text:style-name="T4">library</text:span></text:p>
            <text:p text:style-name="P2"><text:span text:style-name="T4">menu</text:span></text:p>
            <text:p text:style-name="P2"><text:span text:style-name="T4">extension</text:span></text:p>
          </draw:text-box>
        </draw:frame>
        <draw:rect draw:style-name="gr10" draw:text-style-name="P8" draw:layer="layout" svg:width="4cm" svg:height="1.4cm" svg:x="22.9cm" svg:y="6.001cm">
          <text:p text:style-name="P2"><text:span text:style-name="T2">fma-menu-module.c</text:span></text:p>
        </draw:rect>
        <draw:rect draw:style-name="gr12" draw:text-style-name="P10" draw:layer="layout" svg:width="4cm" svg:height="1.4cm" svg:x="37cm" svg:y="17.7cm">
          <text:p text:style-name="P2"><text:span text:style-name="T2">FMAApplication</text:span></text:p>
        </draw:rect>
        <draw:rect draw:style-name="gr13" draw:text-style-name="P11" draw:layer="layout" svg:width="4cm" svg:height="1.4cm" svg:x="40cm" svg:y="8.5cm">
          <text:p text:style-name="P2"><text:span text:style-name="T3">BaseWindow</text:span></text:p>
        </draw:rect>
        <draw:rect draw:style-name="gr14" draw:text-style-name="P12" draw:layer="layout" svg:width="4cm" svg:height="1.4cm" svg:x="42.989cm" svg:y="11.101cm">
          <text:p text:style-name="P2"><text:span text:style-name="T3">BaseAssistant</text:span></text:p>
        </draw:rect>
        <draw:rect draw:style-name="gr15" draw:text-style-name="P13" draw:layer="layout" svg:width="4cm" svg:height="1.4cm" svg:x="45.989cm" svg:y="13.201cm">
          <text:p text:style-name="P2"><text:span text:style-name="T2">FMAAssistantImport</text:span></text:p>
        </draw:rect>
        <draw:rect draw:style-name="gr15" draw:text-style-name="P13" draw:layer="layout" svg:width="4cm" svg:height="1.4cm" svg:x="45.989cm" svg:y="15.301cm">
          <text:p text:style-name="P2"><text:span text:style-name="T2">FMAAssistantExport</text:span></text:p>
        </draw:rect>
        <draw:rect draw:style-name="gr15" draw:text-style-name="P13" draw:layer="layout" svg:width="4cm" svg:height="1.4cm" svg:x="42.9cm" svg:y="17.7cm">
          <text:p text:style-name="P2"><text:span text:style-name="T2">FMAMainWindow</text:span></text:p>
        </draw:rect>
        <draw:g>
          <draw:line draw:style-name="gr16" draw:text-style-name="P2" draw:layer="layout" svg:x1="44.989cm" svg:y1="13.951cm" svg:x2="45.99cm" svg:y2="13.951cm">
            <text:p/>
          </draw:line>
          <draw:line draw:style-name="gr17" draw:text-style-name="P2" draw:layer="layout" svg:x1="44.99cm" svg:y1="15.967cm" svg:x2="44.99cm" svg:y2="12.507cm">
            <text:p/>
          </draw:line>
          <draw:line draw:style-name="gr16" draw:text-style-name="P2" draw:layer="layout" svg:x1="44.989cm" svg:y1="15.962cm" svg:x2="45.99cm" svg:y2="15.962cm">
            <text:p/>
          </draw:line>
        </draw:g>
        <draw:line draw:style-name="gr16" draw:text-style-name="P2" draw:layer="layout" svg:x1="30.137cm" svg:y1="25.288cm" svg:x2="30.137cm" svg:y2="26.889cm">
          <text:p/>
        </draw:line>
        <draw:rect draw:style-name="gr10" draw:text-style-name="P8" draw:layer="layout" svg:width="4cm" svg:height="1.4cm" svg:x="36.9cm" svg:y="6cm">
          <text:p text:style-name="P2"><text:span text:style-name="T2">nautilus-module.c</text:span></text:p>
        </draw:rect>
        <draw:frame draw:style-name="gr18" draw:text-style-name="P9" draw:layer="layout" svg:width="4.32cm" svg:height="1.547cm" svg:x="37.095cm" svg:y="3.719cm">
          <draw:text-box>
            <text:p text:style-name="P2"><text:span text:style-name="T4">FileManager-Actions</text:span></text:p>
            <text:p text:style-name="P2"><text:span text:style-name="T4">Configuration</text:span></text:p>
            <text:p text:style-name="P2"><text:span text:style-name="T4">Tool</text:span></text:p>
          </draw:text-box>
        </draw:frame>
        <draw:rect draw:style-name="gr19" draw:text-style-name="P14" draw:layer="layout" svg:width="4cm" svg:height="1.4cm" svg:x="36.9cm" svg:y="6.001cm">
          <text:p text:style-name="P2"><text:span text:style-name="T2">main.c</text:span></text:p>
        </draw:rect>
        <draw:line draw:style-name="gr20" draw:text-style-name="P2" draw:layer="layout" svg:x1="25.002cm" svg:y1="7.476cm" svg:x2="25.002cm" svg:y2="11.003cm">
          <text:p/>
        </draw:line>
        <draw:line draw:style-name="gr21" draw:text-style-name="P2" draw:layer="layout" svg:x1="38.94cm" svg:y1="7.377cm" svg:x2="38.94cm" svg:y2="17.739cm">
          <text:p/>
        </draw:line>
        <draw:custom-shape draw:style-name="gr22" draw:text-style-name="P16" draw:layer="layout" svg:width="13.219cm" svg:height="4.44cm" svg:x="44.252cm" svg:y="1.858cm">
          <text:p text:style-name="P15"><text:span text:style-name="T5">BaseWindow may be a badly choosen name for this class hierarchy.</text:span></text:p>
          <text:p text:style-name="P15"><text:span text:style-name="T5">It actually manages the windows of the application as the user sees them.</text:span></text:p>
          <text:p text:style-name="P15"><text:span text:style-name="T5">But it is </text:span><text:span text:style-name="T6">not</text:span><text:span text:style-name="T5"> a GtkWindow derived class or anything of this sort (even</text:span></text:p>
          <text:p text:style-name="P15"><text:span text:style-name="T5">if it has a link to the toplevel GtkWindow which is drawn here).</text:span></text:p>
          <text:p text:style-name="P15"><text:span text:style-name="T5"/></text:p>
          <text:p text:style-name="P15"><text:span text:style-name="T5">Keeping the name while no better found.. ;-)</text:span></text:p>
          <draw:enhanced-geometry svg:viewBox="0 0 21600 21600" draw:path-stretchpoint-x="10800" draw:path-stretchpoint-y="11000" draw:text-areas="?f0 ?f0 ?f3 ?f12" draw:type="horizontal-scroll" draw:modifiers="2394.0886699507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line draw:style-name="gr23" draw:text-style-name="P2" draw:layer="layout" svg:x1="25.057cm" svg:y1="18.126cm" svg:x2="25.056cm" svg:y2="12.288cm">
            <text:p/>
          </draw:line>
          <draw:line draw:style-name="gr24" draw:text-style-name="P2" draw:layer="layout" svg:x1="24.792cm" svg:y1="18.083cm" svg:x2="25.055cm" svg:y2="18.083cm">
            <text:p/>
          </draw:line>
        </draw:g>
        <draw:frame draw:style-name="gr25" draw:text-style-name="P17" draw:layer="layout" svg:width="9.46cm" svg:height="0.607cm" svg:x="48.953cm" svg:y="40.317cm">
          <draw:text-box>
            <text:p><text:span text:style-name="T7">Copyright ©</text:span><text:span text:style-name="T8"> </text:span><text:span text:style-name="T9">2009, 2015 Pierre Wieser for FileManager-Actions.</text:span></text:p>
          </draw:text-box>
        </draw:frame>
        <draw:rect draw:style-name="gr26" draw:text-style-name="P18" draw:layer="layout" svg:width="4.5cm" svg:height="1.4cm" svg:x="51.5cm" svg:y="19.601cm">
          <text:p text:style-name="P2"><text:span text:style-name="T2">FMAPreferencesDialog</text:span></text:p>
        </draw:rect>
        <draw:rect draw:style-name="gr6" draw:text-style-name="P5" draw:layer="layout" svg:width="4cm" svg:height="1.4cm" svg:x="28.115cm" svg:y="26.855cm">
          <text:p text:style-name="P2"><text:span text:style-name="T3">FMAObjectId</text:span></text:p>
        </draw:rect>
        <draw:custom-shape draw:style-name="gr3" draw:text-style-name="P3" draw:layer="layout" svg:width="3.8cm" svg:height="0.8cm" svg:x="25.643cm" svg:y="25.649cm">
          <text:p text:style-name="P2"><text:span text:style-name="T1">FMAIDuplicable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7" draw:text-style-name="P19" draw:layer="layout" svg:width="4cm" svg:height="1.4cm" svg:x="31.795cm" svg:y="35.185cm">
          <text:p text:style-name="P2"><text:span text:style-name="T2">FMAObjectAction</text:span></text:p>
        </draw:rect>
        <draw:rect draw:style-name="gr27" draw:text-style-name="P19" draw:layer="layout" svg:width="4cm" svg:height="1.4cm" svg:x="32.675cm" svg:y="28.315cm">
          <text:p text:style-name="P2"><text:span text:style-name="T2">FMAObjectProfile</text:span></text:p>
        </draw:rect>
        <draw:rect draw:style-name="gr27" draw:text-style-name="P19" draw:layer="layout" svg:width="4cm" svg:height="1.4cm" svg:x="25.503cm" svg:y="35.176cm">
          <text:p text:style-name="P2"><text:span text:style-name="T2">FMAObjectMenu</text:span></text:p>
        </draw:rect>
        <draw:rect draw:style-name="gr6" draw:text-style-name="P5" draw:layer="layout" svg:width="4cm" svg:height="1.4cm" svg:x="28.115cm" svg:y="32.413cm">
          <text:p text:style-name="P2"><text:span text:style-name="T3">FMAObjectItem</text:span></text:p>
        </draw:rect>
        <draw:line draw:style-name="gr16" draw:text-style-name="P2" draw:layer="layout" svg:x1="29.719cm" svg:y1="33.787cm" svg:x2="27.694cm" svg:y2="35.16cm">
          <text:p/>
        </draw:line>
        <draw:line draw:style-name="gr16" draw:text-style-name="P2" draw:layer="layout" svg:x1="30.474cm" svg:y1="33.787cm" svg:x2="33.426cm" svg:y2="35.194cm">
          <text:p/>
        </draw:line>
        <draw:g>
          <draw:line draw:style-name="gr16" draw:text-style-name="P2" draw:layer="layout" svg:x1="30.171cm" svg:y1="28.341cm" svg:x2="30.171cm" svg:y2="32.379cm">
            <text:p/>
          </draw:line>
          <draw:line draw:style-name="gr16" draw:text-style-name="P2" draw:layer="layout" svg:x1="30.223cm" svg:y1="28.91cm" svg:x2="32.67cm" svg:y2="28.91cm">
            <text:p/>
          </draw:line>
        </draw:g>
        <draw:line draw:style-name="gr20" draw:text-style-name="P2" draw:layer="layout" svg:x1="40.99cm" svg:y1="18.679cm" svg:x2="43.022cm" svg:y2="18.68cm">
          <text:p/>
        </draw:line>
        <draw:frame draw:style-name="gr28" draw:text-style-name="P20" draw:layer="layout" svg:width="3.224cm" svg:height="0.607cm" svg:x="44.343cm" svg:y="16.763cm">
          <draw:text-box>
            <text:p><text:span text:style-name="T10">companion classes</text:span></text:p>
          </draw:text-box>
        </draw:frame>
        <draw:rect draw:style-name="gr26" draw:text-style-name="P18" draw:layer="layout" svg:width="4.5cm" svg:height="1.4cm" svg:x="51.5cm" svg:y="16.901cm">
          <text:p text:style-name="P2"><text:span text:style-name="T2">FMAExportAsk</text:span></text:p>
        </draw:rect>
        <draw:g>
          <draw:line draw:style-name="gr29" draw:text-style-name="P2" draw:layer="layout" svg:x1="48.752cm" svg:y1="17.821cm" svg:x2="48.752cm" svg:y2="16.72cm">
            <text:p/>
          </draw:line>
          <draw:line draw:style-name="gr20" draw:text-style-name="P2" draw:layer="layout" svg:x1="48.717cm" svg:y1="17.797cm" svg:x2="51.555cm" svg:y2="17.797cm">
            <text:p/>
          </draw:line>
        </draw:g>
        <draw:rect draw:style-name="gr14" draw:text-style-name="P12" draw:layer="layout" svg:width="4cm" svg:height="1.4cm" svg:x="48.938cm" svg:y="9.907cm">
          <text:p text:style-name="P2"><text:span text:style-name="T3">BaseDialog</text:span></text:p>
        </draw:rect>
        <draw:g>
          <draw:line draw:style-name="gr17" draw:text-style-name="P2" draw:layer="layout" svg:x1="42.009cm" svg:y1="11.884cm" svg:x2="42.006cm" svg:y2="9.929cm">
            <text:p/>
          </draw:line>
          <draw:line draw:style-name="gr16" draw:text-style-name="P2" draw:layer="layout" svg:x1="41.993cm" svg:y1="10.633cm" svg:x2="48.937cm" svg:y2="10.633cm">
            <text:p/>
          </draw:line>
          <draw:line draw:style-name="gr16" draw:text-style-name="P2" draw:layer="layout" svg:x1="41.993cm" svg:y1="11.857cm" svg:x2="42.956cm" svg:y2="11.857cm">
            <text:p/>
          </draw:line>
        </draw:g>
        <draw:rect draw:style-name="gr26" draw:text-style-name="P18" draw:layer="layout" svg:width="4.5cm" svg:height="1.4cm" svg:x="51.5cm" svg:y="21.501cm">
          <text:p text:style-name="P2"><text:span text:style-name="T2">FMAConfirmLogout</text:span></text:p>
        </draw:rect>
        <draw:g>
          <draw:line draw:style-name="gr29" draw:text-style-name="P2" draw:layer="layout" svg:x1="46.129cm" svg:y1="22.446cm" svg:x2="46.129cm" svg:y2="19.118cm">
            <text:p/>
          </draw:line>
          <draw:line draw:style-name="gr20" draw:text-style-name="P2" draw:layer="layout" svg:x1="46.059cm" svg:y1="20.198cm" svg:x2="51.524cm" svg:y2="20.198cm">
            <text:p/>
          </draw:line>
          <draw:line draw:style-name="gr20" draw:text-style-name="P2" draw:layer="layout" svg:x1="46.061cm" svg:y1="22.457cm" svg:x2="51.526cm" svg:y2="22.457cm">
            <text:p/>
          </draw:line>
        </draw:g>
        <draw:g>
          <draw:line draw:style-name="gr16" draw:text-style-name="P2" draw:layer="layout" svg:x1="50.623cm" svg:y1="16.954cm" svg:x2="51.523cm" svg:y2="16.954cm">
            <text:p/>
          </draw:line>
          <draw:line draw:style-name="gr17" draw:text-style-name="P2" draw:layer="layout" svg:x1="50.66cm" svg:y1="22.723cm" svg:x2="50.66cm" svg:y2="11.317cm">
            <text:p/>
          </draw:line>
          <draw:line draw:style-name="gr16" draw:text-style-name="P2" draw:layer="layout" svg:x1="50.625cm" svg:y1="20.996cm" svg:x2="51.525cm" svg:y2="20.996cm">
            <text:p/>
          </draw:line>
          <draw:line draw:style-name="gr16" draw:text-style-name="P2" draw:layer="layout" svg:x1="50.625cm" svg:y1="22.75cm" svg:x2="51.525cm" svg:y2="22.75cm">
            <text:p/>
          </draw:line>
        </draw:g>
        <draw:custom-shape draw:style-name="gr3" draw:text-style-name="P3" draw:layer="layout" svg:width="3.8cm" svg:height="0.8cm" svg:x="40.602cm" svg:y="19.453cm">
          <text:p text:style-name="P2"><text:span text:style-name="T1">FMAIAc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" draw:text-style-name="P6" draw:layer="layout" svg:width="4cm" svg:height="1.4cm" svg:x="31.866cm" svg:y="19.066cm">
          <text:p text:style-name="P2"><text:span text:style-name="T2">FMAUpdater</text:span></text:p>
        </draw:rect>
        <draw:g>
          <draw:line draw:style-name="gr16" draw:text-style-name="P2" draw:layer="layout" svg:x1="23.706cm" svg:y1="20.011cm" svg:x2="31.887cm" svg:y2="20.011cm">
            <text:p/>
          </draw:line>
          <draw:line draw:style-name="gr17" draw:text-style-name="P2" draw:layer="layout" svg:x1="23.714cm" svg:y1="19.095cm" svg:x2="23.714cm" svg:y2="20.01cm">
            <text:p/>
          </draw:line>
        </draw:g>
        <draw:g>
          <draw:line draw:style-name="gr23" draw:text-style-name="P2" draw:layer="layout" svg:x1="37.921cm" svg:y1="20.082cm" svg:x2="37.915cm" svg:y2="18.981cm">
            <text:p/>
          </draw:line>
          <draw:line draw:style-name="gr24" draw:text-style-name="P2" draw:layer="layout" svg:x1="35.903cm" svg:y1="20.074cm" svg:x2="37.91cm" svg:y2="20.074cm">
            <text:p/>
          </draw:line>
        </draw:g>
        <draw:g>
          <draw:line draw:style-name="gr23" draw:text-style-name="P2" draw:layer="layout" svg:x1="21.316cm" svg:y1="16.922cm" svg:x2="21.293cm" svg:y2="17.713cm">
            <text:p/>
          </draw:line>
          <draw:line draw:style-name="gr24" draw:text-style-name="P2" draw:layer="layout" svg:x1="13.656cm" svg:y1="16.928cm" svg:x2="21.273cm" svg:y2="16.928cm">
            <text:p/>
          </draw:line>
        </draw:g>
        <draw:rect draw:style-name="gr4" draw:text-style-name="P4" draw:layer="layout" svg:width="4cm" svg:height="1.4cm" svg:x="9.653cm" svg:y="16.211cm">
          <text:p text:style-name="P2"><text:span text:style-name="T2">FMAModule</text:span></text:p>
        </draw:rect>
        <draw:frame draw:style-name="gr30" draw:text-style-name="P21" draw:layer="layout" svg:width="2.78cm" svg:height="0.713cm" svg:x="8.289cm" svg:y="19.259cm">
          <draw:text-box>
            <text:p><text:span text:style-name="T11">FMAIIOProvider</text:span></text:p>
          </draw:text-box>
        </draw:frame>
        <draw:custom-shape draw:style-name="gr3" draw:text-style-name="P3" draw:layer="layout" svg:width="3.8cm" svg:height="0.8cm" svg:x="1.817cm" svg:y="20.759cm">
          <text:p text:style-name="P2"><text:span text:style-name="T1">FMAIIO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7" draw:layer="layout" svg:width="4cm" svg:height="1.4cm" svg:x="8.332cm" svg:y="21.669cm">
          <text:p text:style-name="P2"><text:span text:style-name="T2">FMADesktopProvider</text:span></text:p>
        </draw:rect>
        <draw:line draw:style-name="gr31" draw:text-style-name="P2" draw:layer="layout" svg:x1="23.025cm" svg:y1="24.757cm" svg:x2="23.006cm" svg:y2="19.118cm">
          <text:p/>
        </draw:line>
        <draw:line draw:style-name="gr32" draw:text-style-name="P2" draw:layer="layout" svg:x1="23.025cm" svg:y1="19.876cm" svg:x2="8.005cm" svg:y2="19.857cm">
          <text:p/>
        </draw:line>
        <draw:line draw:style-name="gr32" draw:text-style-name="P2" draw:layer="layout" svg:x1="23.056cm" svg:y1="22.363cm" svg:x2="12.333cm" svg:y2="22.344cm">
          <text:p/>
        </draw:line>
        <draw:rect draw:style-name="gr33" draw:text-style-name="P22" draw:layer="layout" svg:width="4cm" svg:height="1.4cm" svg:x="7.65cm" svg:y="8.601cm">
          <text:p text:style-name="P2"><text:span text:style-name="T2">FMATrackerPlugin</text:span></text:p>
        </draw:rect>
        <draw:rect draw:style-name="gr10" draw:text-style-name="P8" draw:layer="layout" svg:width="4cm" svg:height="1.4cm" svg:x="7.65cm" svg:y="6.001cm">
          <text:p text:style-name="P2"><text:span text:style-name="T2">nautilus-module.c</text:span></text:p>
        </draw:rect>
        <draw:frame draw:style-name="gr11" draw:text-style-name="P9" draw:layer="layout" svg:width="2.907cm" svg:height="1.979cm" svg:x="8.495cm" svg:y="3.72cm">
          <draw:text-box>
            <text:p text:style-name="P2"><text:span text:style-name="T4">File manager</text:span></text:p>
            <text:p text:style-name="P2"><text:span text:style-name="T4">library</text:span></text:p>
            <text:p text:style-name="P2"><text:span text:style-name="T4">tracker</text:span></text:p>
            <text:p text:style-name="P2"><text:span text:style-name="T4">extension</text:span></text:p>
          </draw:text-box>
        </draw:frame>
        <draw:rect draw:style-name="gr34" draw:text-style-name="P22" draw:layer="layout" svg:width="4cm" svg:height="1.4cm" svg:x="7.65cm" svg:y="6.002cm">
          <text:p text:style-name="P2"><text:span text:style-name="T2">fma-tracker-module.c</text:span></text:p>
        </draw:rect>
        <draw:line draw:style-name="gr20" draw:text-style-name="P2" draw:layer="layout" svg:x1="9.65cm" svg:y1="7.483cm" svg:x2="9.65cm" svg:y2="8.622cm">
          <text:p/>
        </draw:line>
        <draw:rect draw:style-name="gr7" draw:text-style-name="P6" draw:layer="layout" svg:width="4cm" svg:height="1.4cm" svg:x="7.65cm" svg:y="11.384cm">
          <text:p text:style-name="P2"><text:span text:style-name="T2">FMATrackerDBus</text:span></text:p>
        </draw:rect>
        <draw:line draw:style-name="gr23" draw:text-style-name="P2" draw:layer="layout" svg:x1="9.683cm" svg:y1="11.399cm" svg:x2="9.683cm" svg:y2="9.923cm">
          <text:p/>
        </draw:line>
        <draw:line draw:style-name="gr32" draw:text-style-name="P2" draw:layer="layout" svg:x1="50.03cm" svg:y1="13.972cm" svg:x2="54.26cm" svg:y2="13.972cm">
          <text:p/>
        </draw:line>
        <draw:frame draw:style-name="gr35" draw:text-style-name="P21" draw:layer="layout" svg:width="2.441cm" svg:height="0.678cm" svg:x="51.163cm" svg:y="13.43cm">
          <draw:text-box>
            <text:p><text:span text:style-name="T11">FMAIImporter</text:span></text:p>
          </draw:text-box>
        </draw:frame>
        <draw:line draw:style-name="gr32" draw:text-style-name="P2" draw:layer="layout" svg:x1="50.064cm" svg:y1="16.031cm" svg:x2="54.294cm" svg:y2="16.031cm">
          <text:p/>
        </draw:line>
        <draw:frame draw:style-name="gr36" draw:text-style-name="P21" draw:layer="layout" svg:width="2.462cm" svg:height="0.678cm" svg:x="51.197cm" svg:y="15.489cm">
          <draw:text-box>
            <text:p><text:span text:style-name="T11">FMAIExporter</text:span></text:p>
          </draw:text-box>
        </draw:frame>
        <draw:custom-shape draw:style-name="gr2" draw:text-style-name="P3" draw:layer="layout" svg:width="3.8cm" svg:height="0.8cm" svg:x="23.693cm" svg:y="37.816cm">
          <text:p text:style-name="P2"><text:span text:style-name="T1">FMAIContex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23.662cm" svg:y="36.843cm">
          <text:p text:style-name="P2"><text:span text:style-name="T1">FMAIFactoryObjec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29.865cm" svg:y="37.815cm">
          <text:p text:style-name="P2"><text:span text:style-name="T1">FMAIContex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8cm" svg:height="0.8cm" svg:x="29.801cm" svg:y="36.869cm">
          <text:p text:style-name="P2"><text:span text:style-name="T1">FMAIFactoryObjec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23" draw:text-style-name="P2" draw:layer="layout" svg:x1="36.412cm" svg:y1="35.915cm" svg:x2="35.739cm" svg:y2="35.897cm">
            <text:p/>
          </draw:line>
          <draw:line draw:style-name="gr24" draw:text-style-name="P2" draw:layer="layout" svg:x1="36.407cm" svg:y1="29.736cm" svg:x2="36.407cm" svg:y2="35.88cm">
            <text:p/>
          </draw:line>
        </draw:g>
        <draw:custom-shape draw:style-name="gr2" draw:text-style-name="P3" draw:layer="layout" svg:width="3.8cm" svg:height="0.8cm" svg:x="30.811cm" svg:y="31.013cm">
          <text:p text:style-name="P2"><text:span text:style-name="T1">FMAIContex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30.747cm" svg:y="30.067cm">
          <text:p text:style-name="P2"><text:span text:style-name="T1">FMAIFactoryObjec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" draw:layer="layout" svg:width="4.864cm" svg:height="0.8cm" svg:x="19.75cm" svg:y="12.757cm">
          <text:p text:style-name="P2"><text:span text:style-name="T1">FileManagerMenuProvider</text:span></text:p>
          <draw:enhanced-geometry svg:viewBox="0 0 21600 21600" draw:text-areas="800 800 20800 20800" draw:mirror-horizontal="false" draw:mirror-vertical="false" draw:type="round-rectangular-callout" draw:modifiers="18927.1942446043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6.145cm" svg:y="26.349cm">
          <text:p text:style-name="P2"><text:span text:style-name="T1">FMAIEx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6.177cm" svg:y="25.341cm">
          <text:p text:style-name="P2"><text:span text:style-name="T1">FMAIIm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6.144cm" svg:y="24.364cm">
          <text:p text:style-name="P2"><text:span text:style-name="T1">FMAIFactory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6.144cm" svg:y="23.364cm">
          <text:p text:style-name="P2"><text:span text:style-name="T1">FMAIIO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21" draw:layer="layout" svg:width="2.78cm" svg:height="0.713cm" svg:x="12.74cm" svg:y="21.685cm">
          <draw:text-box>
            <text:p><text:span text:style-name="T11">FMAIIOProvider</text:span></text:p>
          </draw:text-box>
        </draw:frame>
        <draw:rect draw:style-name="gr8" draw:text-style-name="P7" draw:layer="layout" svg:width="4cm" svg:height="1.4cm" svg:x="12.727cm" svg:y="24.08cm">
          <text:p text:style-name="P2"><text:span text:style-name="T2">FMADesktopProvider</text:span></text:p>
        </draw:rect>
        <draw:custom-shape draw:style-name="gr2" draw:text-style-name="P3" draw:layer="layout" svg:width="3.8cm" svg:height="0.8cm" svg:x="10.54cm" svg:y="28.76cm">
          <text:p text:style-name="P2"><text:span text:style-name="T1">FMAIEx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10.572cm" svg:y="27.752cm">
          <text:p text:style-name="P2"><text:span text:style-name="T1">FMAIIm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10.539cm" svg:y="26.775cm">
          <text:p text:style-name="P2"><text:span text:style-name="T1">FMAIFactory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cm" svg:height="0.8cm" svg:x="10.539cm" svg:y="25.775cm">
          <text:p text:style-name="P2"><text:span text:style-name="T1">FMAIIO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21" draw:layer="layout" svg:width="2.78cm" svg:height="0.713cm" svg:x="17.135cm" svg:y="24.096cm">
          <draw:text-box>
            <text:p><text:span text:style-name="T11">FMAIIOProvider</text:span></text:p>
          </draw:text-box>
        </draw:frame>
        <draw:line draw:style-name="gr32" draw:text-style-name="P2" draw:layer="Layer4" svg:x1="23.025cm" svg:y1="24.789cm" svg:x2="16.736cm" svg:y2="24.7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09-06-25T23:18:01</meta:creation-date>
    <dc:date>2015-09-09T19:27:42.124601113</dc:date>
    <meta:editing-duration>P4DT19H33M58S</meta:editing-duration>
    <meta:editing-cycles>31</meta:editing-cycles>
    <meta:generator>LibreOffice/4.4.5.2$Linux_X86_64 LibreOffice_project/40$Build-2</meta:generator>
    <meta:document-statistic meta:object-count="126"/>
  </office:meta>
</office:document-meta>
</file>